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5cm" fo:min-width="0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2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1.316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3cm" svg:x="6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3cm" svg:x="7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3cm" svg:x="8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1.6cm" svg:x="6.7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1.6cm" svg:x="7.8cm" svg:y="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mmaso Cucinotta</meta:initial-creator>
    <meta:creation-date>2017-08-21T23:44:43.027729811</meta:creation-date>
    <dc:date>2017-08-21T23:47:53.707464656</dc:date>
    <dc:creator>Tommaso Cucinotta</dc:creator>
    <meta:editing-duration>PT3M11S</meta:editing-duration>
    <meta:editing-cycles>1</meta:editing-cycles>
    <meta:document-statistic meta:object-count="5"/>
    <meta:generator>LibreOffice/5.3.1.2$Linux_X86_64 LibreOffice_project/30m0$Build-2</meta:generator>
  </office:meta>
</office:document-meta>
</file>